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241000001B1539F8B3B.eps" manifest:media-type=""/>
  <manifest:file-entry manifest:full-path="Pictures/2000000200000241000001B14FBE3A8E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32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9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48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4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91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DejaVu Sans Condensed" fo:font-size="22pt" fo:font-weight="normal" style:font-size-asian="22pt" style:font-weight-asian="normal" style:font-size-complex="22pt" style:font-weight-complex="normal"/>
    </style:style>
    <style:style style:name="P3" style:family="paragraph">
      <loext:graphic-properties draw:fill="none" draw:fill-color="#ffffff"/>
      <style:paragraph-properties fo:text-align="center"/>
      <style:text-properties fo:color="#ffffff" style:font-name="DejaVu Sans Condensed" fo:font-size="22pt" fo:font-weight="normal" style:font-size-asian="22pt" style:font-weight-asian="normal" style:font-size-complex="22pt" style:font-weight-complex="normal"/>
    </style:style>
    <style:style style:name="P4" style:family="paragraph">
      <style:paragraph-properties fo:text-align="center"/>
      <style:text-properties fo:color="#000000" style:font-name="DejaVu Sans Condensed" fo:font-size="16pt" fo:font-weight="normal" style:font-size-asian="16pt" style:font-weight-asian="normal" style:font-size-complex="16pt" style:font-weight-complex="normal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DejaVu Sans Condensed" fo:font-size="16pt" fo:font-weight="normal" style:font-size-asian="16pt" style:font-weight-asian="normal" style:font-size-complex="16pt" style:font-weight-complex="normal"/>
    </style:style>
    <style:style style:name="P6" style:family="paragraph">
      <style:paragraph-properties fo:text-align="center"/>
      <style:text-properties fo:color="#ffffff" style:font-name="DejaVu Sans Condensed" fo:font-size="18pt" fo:font-weight="normal" style:font-size-asian="18pt" style:font-weight-asian="normal" style:font-size-complex="18pt" style:font-weight-complex="normal"/>
    </style:style>
    <style:style style:name="P7" style:family="paragraph">
      <loext:graphic-properties draw:fill="none" draw:fill-color="#ffffff"/>
      <style:paragraph-properties fo:text-align="center"/>
      <style:text-properties fo:color="#ffffff" style:font-name="DejaVu Sans Condensed" fo:font-size="18pt" fo:font-weight="normal" style:font-size-asian="18pt" style:font-weight-asian="normal" style:font-size-complex="18pt" style:font-weight-complex="normal"/>
    </style:style>
    <style:style style:name="P8" style:family="paragraph">
      <style:paragraph-properties fo:text-align="center"/>
      <style:text-properties fo:color="#000000" style:font-name="DejaVu Sans Condensed" fo:font-size="12pt" fo:font-weight="normal" style:font-size-asian="12pt" style:font-weight-asian="normal" style:font-size-complex="12pt" style:font-weight-complex="normal"/>
    </style:style>
    <style:style style:name="P9" style:family="paragraph">
      <loext:graphic-properties draw:fill="none" draw:fill-color="#ffffff"/>
      <style:paragraph-properties fo:text-align="center"/>
      <style:text-properties fo:color="#000000" style:font-name="DejaVu Sans Condensed" fo:font-size="12pt" fo:font-weight="normal" style:font-size-asian="12pt" style:font-weight-asian="normal" style:font-size-complex="12pt" style:font-weight-complex="normal"/>
    </style:style>
    <style:style style:name="P10" style:family="paragraph">
      <style:paragraph-properties fo:text-align="center"/>
      <style:text-properties fo:color="#000000" style:font-name="DejaVu Sans Condensed" fo:font-size="22pt" fo:font-weight="normal" style:font-size-asian="22pt" style:font-weight-asian="normal" style:font-size-complex="22pt" style:font-weight-complex="normal"/>
    </style:style>
    <style:style style:name="P11" style:family="paragraph">
      <loext:graphic-properties draw:fill="none" draw:fill-color="#ffffff"/>
      <style:paragraph-properties fo:text-align="center"/>
      <style:text-properties fo:color="#000000" style:font-name="DejaVu Sans Condensed" fo:font-size="22pt" fo:font-weight="normal" style:font-size-asian="22pt" style:font-weight-asian="normal" style:font-size-complex="22pt" style:font-weight-complex="normal"/>
    </style:style>
    <style:style style:name="P12" style:family="paragraph">
      <loext:graphic-properties draw:fill-color="#ffffff"/>
    </style:style>
    <style:style style:name="P13" style:family="paragraph">
      <style:paragraph-properties fo:text-align="center"/>
      <style:text-properties fo:color="#ffffff" style:font-name="DejaVu Sans Condensed" fo:font-size="10pt" fo:font-weight="normal" style:font-size-asian="10pt" style:font-weight-asian="normal" style:font-size-complex="10pt" style:font-weight-complex="normal"/>
    </style:style>
    <style:style style:name="P14" style:family="paragraph">
      <loext:graphic-properties draw:fill="none" draw:fill-color="#ffffff"/>
      <style:paragraph-properties fo:text-align="center"/>
      <style:text-properties fo:color="#ffffff" style:font-name="DejaVu Sans Condensed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ffffff" style:font-name="DejaVu Sans Condensed" fo:font-size="22pt" fo:font-weight="normal" style:font-size-asian="22pt" style:font-weight-asian="normal" style:font-size-complex="22pt" style:font-weight-complex="normal"/>
    </style:style>
    <style:style style:name="T2" style:family="text">
      <style:text-properties fo:color="#000000" style:font-name="DejaVu Sans Condensed"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color="#ffffff" style:font-name="DejaVu Sans Condensed"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color="#000000" style:font-name="DejaVu Sans Condensed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color="#000000" style:font-name="DejaVu Sans Condensed"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color="#ffffff" style:font-name="DejaVu Sans Condensed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4cm" svg:height="18.01cm" svg:x="2cm" svg:y="1.495cm">
          <draw:image xlink:href="Pictures/2000000200000241000001B14FBE3A8E.eps" xlink:type="simple" xlink:show="embed" xlink:actuate="onLoad">
            <text:p/>
          </draw:image>
        </draw:frame>
        <draw:frame draw:style-name="gr2" draw:text-style-name="P3" draw:layer="layout" svg:width="4.1cm" svg:height="2.063cm" svg:x="10.4cm" svg:y="12.8cm">
          <draw:text-box>
            <text:p text:style-name="P2"><text:span text:style-name="T1">Conflicto docente</text:span></text:p>
          </draw:text-box>
        </draw:frame>
        <draw:frame draw:style-name="gr3" draw:text-style-name="P5" draw:layer="layout" svg:width="3.3cm" svg:height="1.571cm" svg:x="19.5cm" svg:y="11.629cm">
          <draw:text-box>
            <text:p text:style-name="P4"><text:span text:style-name="T2">Corte suprema</text:span></text:p>
          </draw:text-box>
        </draw:frame>
        <draw:frame draw:style-name="gr2" draw:text-style-name="P7" draw:layer="layout" svg:width="4.1cm" svg:height="2.486cm" svg:x="18.4cm" svg:y="3.901cm">
          <draw:text-box>
            <text:p text:style-name="P6"><text:span text:style-name="T3">Visita de Macri a Holanda</text:span></text:p>
          </draw:text-box>
        </draw:frame>
        <draw:frame draw:style-name="gr4" draw:text-style-name="P9" draw:layer="layout" svg:width="2.5cm" svg:height="1.739cm" svg:x="5.5cm" svg:y="7.301cm">
          <draw:text-box>
            <text:p text:style-name="P8"><text:span text:style-name="T4">Macri – Sesiones ordinarias</text:span></text:p>
          </draw:text-box>
        </draw:frame>
        <draw:frame draw:style-name="gr2" draw:text-style-name="P11" draw:layer="layout" svg:width="4.1cm" svg:height="1.157cm" svg:x="12.1cm" svg:y="8.401cm">
          <draw:text-box>
            <text:p text:style-name="P10"><text:span text:style-name="T5">Piquetes</text:span></text:p>
          </draw:text-box>
        </draw:frame>
        <draw:frame draw:style-name="gr5" draw:text-style-name="P5" draw:layer="layout" svg:width="4.4cm" svg:height="1.571cm" svg:x="6.1cm" svg:y="3.902cm">
          <draw:text-box>
            <text:p text:style-name="P4"><text:span text:style-name="T2">Causas contra los Kirchner</text:span></text:p>
          </draw:text-box>
        </draw:frame>
        <draw:frame draw:style-name="gr5" draw:text-style-name="P5" draw:layer="layout" svg:width="4.4cm" svg:height="1.298cm" svg:x="7.6cm" svg:y="7.503cm">
          <draw:text-box>
            <text:p text:style-name="P4"><text:span text:style-name="T2">CGT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4cm" svg:height="18.01cm" svg:x="2cm" svg:y="1.495cm">
          <draw:image xlink:href="Pictures/2000000200000241000001B1539F8B3B.eps" xlink:type="simple" xlink:show="embed" xlink:actuate="onLoad">
            <text:p/>
          </draw:image>
        </draw:frame>
        <draw:frame draw:style-name="gr7" draw:text-style-name="P14" draw:layer="layout" svg:width="2.8cm" svg:height="1.991cm" svg:x="19.9cm" svg:y="14.4cm">
          <draw:text-box>
            <text:p text:style-name="P13"><text:span text:style-name="T6">Amia – Memorandum con Irán</text:span></text:p>
          </draw:text-box>
        </draw:frame>
        <draw:frame draw:style-name="gr8" draw:text-style-name="P7" draw:layer="layout" svg:width="3.5cm" svg:height="1.741cm" svg:x="17.3cm" svg:y="3.801cm">
          <draw:text-box>
            <text:p text:style-name="P6"><text:span text:style-name="T3">Derechos humanos</text:span></text:p>
          </draw:text-box>
        </draw:frame>
        <draw:frame draw:style-name="gr4" draw:text-style-name="P9" draw:layer="layout" svg:width="2.5cm" svg:height="1.739cm" svg:x="5.4cm" svg:y="3.901cm">
          <draw:text-box>
            <text:p text:style-name="P8"><text:span text:style-name="T4">Macri – Sesiones ordinarias</text:span></text:p>
          </draw:text-box>
        </draw:frame>
        <draw:frame draw:style-name="gr2" draw:text-style-name="P11" draw:layer="layout" svg:width="4.1cm" svg:height="2.063cm" svg:x="10.3cm" svg:y="6.501cm">
          <draw:text-box>
            <text:p text:style-name="P10"><text:span text:style-name="T5">Conflicto docente</text:span></text:p>
          </draw:text-box>
        </draw:frame>
        <draw:frame draw:style-name="gr5" draw:text-style-name="P5" draw:layer="layout" svg:width="4.4cm" svg:height="1.571cm" svg:x="10.2cm" svg:y="3.802cm">
          <draw:text-box>
            <text:p text:style-name="P4"><text:span text:style-name="T2">Recital del Indio</text:span></text:p>
          </draw:text-box>
        </draw:frame>
        <draw:frame draw:style-name="gr5" draw:text-style-name="P11" draw:layer="layout" svg:width="4.4cm" svg:height="1.298cm" svg:x="7.6cm" svg:y="11.803cm">
          <draw:text-box>
            <text:p text:style-name="P10"><text:span text:style-name="T5">CGT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13:35:19.825050595</meta:creation-date>
    <dc:date>2017-08-29T18:27:36.939035400</dc:date>
    <meta:editing-duration>PT4H58M34S</meta:editing-duration>
    <meta:editing-cycles>5</meta:editing-cycles>
    <meta:generator>LibreOffice/4.4.6.3$Linux_X86_64 LibreOffice_project/40m0$Build-3</meta:generator>
    <meta:document-statistic meta:object-count="40"/>
  </office:meta>
</office:document-meta>
</file>